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6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66.15mm" svg:height="111.29mm" svg:x="383.74mm" svg:y="59.5mm">
            <draw:object draw:notify-on-update-of-ranges="Hoja1.P1:Hoja1.P1 Hoja1.Q1:Hoja1.T1 Hoja1.P11:Hoja1.P11 Hoja1.Q11:Hoja1.T11 Hoja1.P10:Hoja1.P10 Hoja1.Q10:Hoja1.T10 Hoja1.P9:Hoja1.P9 Hoja1.Q9:Hoja1.T9 Hoja1.P8:Hoja1.P8 Hoja1.Q8:Hoja1.T8 Hoja1.P7:Hoja1.P7 Hoja1.Q7:Hoja1.T7 Hoja1.P6:Hoja1.P6 Hoja1.Q6:Hoja1.T6 Hoja1.P5:Hoja1.P5 Hoja1.Q5:Hoja1.T5 Hoja1.P4:Hoja1.P4 Hoja1.Q4:Hoja1.T4 Hoja1.P3:Hoja1.P3 Hoja1.Q3:Hoja1.T3 Hoja1.P2:Hoja1.P2 Hoja1.Q2:Hoja1.T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9" table:default-cell-style-name="Default"/>
        <table:table-row table:style-name="ro1">
          <table:table-cell office:value-type="string" calcext:value-type="string">
            <text:p>Optimización -O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a</text:p>
          </table:table-cell>
          <table:table-cell table:number-columns-repeated="2"/>
          <table:table-cell office:value-type="string" calcext:value-type="string">
            <text:p>POPCOUNT</text:p>
          </table:table-cell>
          <table:table-cell office:value-type="string" calcext:value-type="string">
            <text:p>-O0</text:p>
          </table:table-cell>
          <table:table-cell office:value-type="string" calcext:value-type="string">
            <text:p>-Og</text:p>
          </table:table-cell>
          <table:table-cell office:value-type="string" calcext:value-type="string">
            <text:p>-O1</text:p>
          </table:table-cell>
          <table:table-cell office:value-type="string" calcext:value-type="string">
            <text:p>-O2</text:p>
          </table:table-cell>
        </table:table-row>
        <table:table-row table:style-name="ro1">
          <table:table-cell office:value-type="string" calcext:value-type="string">
            <text:p>popcount1 (lenguaje C - <text:s text:c="12"/>for) :</text:p>
          </table:table-cell>
          <table:table-cell table:style-name="ce1" office:value-type="float" office:value="78868" calcext:value-type="float">
            <text:p>78868</text:p>
          </table:table-cell>
          <table:table-cell table:style-name="ce1" office:value-type="float" office:value="69646" calcext:value-type="float">
            <text:p>69646</text:p>
          </table:table-cell>
          <table:table-cell table:style-name="ce1" office:value-type="float" office:value="72229" calcext:value-type="float">
            <text:p>72229</text:p>
          </table:table-cell>
          <table:table-cell table:style-name="ce1" office:value-type="float" office:value="72305" calcext:value-type="float">
            <text:p>72305</text:p>
          </table:table-cell>
          <table:table-cell table:style-name="ce1" office:value-type="float" office:value="69907" calcext:value-type="float">
            <text:p>69907</text:p>
          </table:table-cell>
          <table:table-cell table:style-name="ce1" office:value-type="float" office:value="70848" calcext:value-type="float">
            <text:p>70848</text:p>
          </table:table-cell>
          <table:table-cell table:style-name="ce1" office:value-type="float" office:value="70140" calcext:value-type="float">
            <text:p>70140</text:p>
          </table:table-cell>
          <table:table-cell table:style-name="ce1" office:value-type="float" office:value="71435" calcext:value-type="float">
            <text:p>71435</text:p>
          </table:table-cell>
          <table:table-cell table:style-name="ce1" office:value-type="float" office:value="71928" calcext:value-type="float">
            <text:p>71928</text:p>
          </table:table-cell>
          <table:table-cell table:style-name="ce1" office:value-type="float" office:value="75355" calcext:value-type="float">
            <text:p>75355</text:p>
          </table:table-cell>
          <table:table-cell table:style-name="ce1" office:value-type="float" office:value="73292" calcext:value-type="float">
            <text:p>73292</text:p>
          </table:table-cell>
          <table:table-cell table:formula="of:=AVERAGE([.C2:.L2])" office:value-type="float" office:value="71708.5" calcext:value-type="float">
            <text:p>71708,5</text:p>
          </table:table-cell>
          <table:table-cell table:number-columns-repeated="2"/>
          <table:table-cell office:value-type="string" calcext:value-type="string">
            <text:p>pcnt1</text:p>
          </table:table-cell>
          <table:table-cell office:value-type="float" office:value="71708.5" calcext:value-type="float">
            <text:p>71708,5</text:p>
          </table:table-cell>
          <table:table-cell office:value-type="float" office:value="21461.6" calcext:value-type="float">
            <text:p>21461,6</text:p>
          </table:table-cell>
          <table:table-cell office:value-type="float" office:value="21420.8" calcext:value-type="float">
            <text:p>21420,8</text:p>
          </table:table-cell>
          <table:table-cell table:style-name="ce2" office:value-type="float" office:value="15507.4" calcext:value-type="float">
            <text:p>15507,4</text:p>
          </table:table-cell>
        </table:table-row>
        <table:table-row table:style-name="ro1">
          <table:table-cell office:value-type="string" calcext:value-type="string">
            <text:p>popcount2 (lenguaje C - <text:s text:c="9"/>while) :</text:p>
          </table:table-cell>
          <table:table-cell office:value-type="float" office:value="59293" calcext:value-type="float">
            <text:p>59293</text:p>
          </table:table-cell>
          <table:table-cell office:value-type="float" office:value="55110" calcext:value-type="float">
            <text:p>55110</text:p>
          </table:table-cell>
          <table:table-cell office:value-type="float" office:value="53704" calcext:value-type="float">
            <text:p>53704</text:p>
          </table:table-cell>
          <table:table-cell office:value-type="float" office:value="54086" calcext:value-type="float">
            <text:p>54086</text:p>
          </table:table-cell>
          <table:table-cell office:value-type="float" office:value="54486" calcext:value-type="float">
            <text:p>54486</text:p>
          </table:table-cell>
          <table:table-cell office:value-type="float" office:value="53582" calcext:value-type="float">
            <text:p>53582</text:p>
          </table:table-cell>
          <table:table-cell office:value-type="float" office:value="54609" calcext:value-type="float">
            <text:p>54609</text:p>
          </table:table-cell>
          <table:table-cell office:value-type="float" office:value="53485" calcext:value-type="float">
            <text:p>53485</text:p>
          </table:table-cell>
          <table:table-cell office:value-type="float" office:value="55848" calcext:value-type="float">
            <text:p>55848</text:p>
          </table:table-cell>
          <table:table-cell office:value-type="float" office:value="55022" calcext:value-type="float">
            <text:p>55022</text:p>
          </table:table-cell>
          <table:table-cell office:value-type="float" office:value="57176" calcext:value-type="float">
            <text:p>57176</text:p>
          </table:table-cell>
          <table:table-cell table:formula="of:=AVERAGE([.C3:.L3])" office:value-type="float" office:value="54710.8" calcext:value-type="float">
            <text:p>54710,8</text:p>
          </table:table-cell>
          <table:table-cell table:number-columns-repeated="2"/>
          <table:table-cell office:value-type="string" calcext:value-type="string">
            <text:p>pcnt2</text:p>
          </table:table-cell>
          <table:table-cell office:value-type="float" office:value="54710.8" calcext:value-type="float">
            <text:p>54710,8</text:p>
          </table:table-cell>
          <table:table-cell office:value-type="float" office:value="13131.1" calcext:value-type="float">
            <text:p>13131,1</text:p>
          </table:table-cell>
          <table:table-cell office:value-type="float" office:value="10468.6" calcext:value-type="float">
            <text:p>10468,6</text:p>
          </table:table-cell>
          <table:table-cell office:value-type="float" office:value="9944.1" calcext:value-type="float">
            <text:p>9944,1</text:p>
          </table:table-cell>
        </table:table-row>
        <table:table-row table:style-name="ro1">
          <table:table-cell office:value-type="string" calcext:value-type="string">
            <text:p>popcount3 (leng.ASM-body while 4i) :</text:p>
          </table:table-cell>
          <table:table-cell office:value-type="float" office:value="12246" calcext:value-type="float">
            <text:p>12246</text:p>
          </table:table-cell>
          <table:table-cell office:value-type="float" office:value="11256" calcext:value-type="float">
            <text:p>11256</text:p>
          </table:table-cell>
          <table:table-cell office:value-type="float" office:value="11164" calcext:value-type="float">
            <text:p>11164</text:p>
          </table:table-cell>
          <table:table-cell office:value-type="float" office:value="11231" calcext:value-type="float">
            <text:p>11231</text:p>
          </table:table-cell>
          <table:table-cell office:value-type="float" office:value="11182" calcext:value-type="float">
            <text:p>11182</text:p>
          </table:table-cell>
          <table:table-cell office:value-type="float" office:value="11232" calcext:value-type="float">
            <text:p>11232</text:p>
          </table:table-cell>
          <table:table-cell office:value-type="float" office:value="11216" calcext:value-type="float">
            <text:p>11216</text:p>
          </table:table-cell>
          <table:table-cell office:value-type="float" office:value="11844" calcext:value-type="float">
            <text:p>11844</text:p>
          </table:table-cell>
          <table:table-cell office:value-type="float" office:value="11347" calcext:value-type="float">
            <text:p>11347</text:p>
          </table:table-cell>
          <table:table-cell office:value-type="float" office:value="11483" calcext:value-type="float">
            <text:p>11483</text:p>
          </table:table-cell>
          <table:table-cell office:value-type="float" office:value="11721" calcext:value-type="float">
            <text:p>11721</text:p>
          </table:table-cell>
          <table:table-cell table:formula="of:=AVERAGE([.C4:.L4])" office:value-type="float" office:value="11367.6" calcext:value-type="float">
            <text:p>11367,6</text:p>
          </table:table-cell>
          <table:table-cell table:number-columns-repeated="2"/>
          <table:table-cell office:value-type="string" calcext:value-type="string">
            <text:p>pcnt3</text:p>
          </table:table-cell>
          <table:table-cell office:value-type="float" office:value="11367.6" calcext:value-type="float">
            <text:p>11367,6</text:p>
          </table:table-cell>
          <table:table-cell office:value-type="float" office:value="10081.8" calcext:value-type="float">
            <text:p>10081,8</text:p>
          </table:table-cell>
          <table:table-cell office:value-type="float" office:value="12876.1" calcext:value-type="float">
            <text:p>12876,1</text:p>
          </table:table-cell>
          <table:table-cell office:value-type="float" office:value="10481.4" calcext:value-type="float">
            <text:p>10481,4</text:p>
          </table:table-cell>
        </table:table-row>
        <table:table-row table:style-name="ro1">
          <table:table-cell office:value-type="string" calcext:value-type="string">
            <text:p>popcount4 (leng.ASM-body while 3i) :</text:p>
          </table:table-cell>
          <table:table-cell office:value-type="float" office:value="10767" calcext:value-type="float">
            <text:p>10767</text:p>
          </table:table-cell>
          <table:table-cell office:value-type="float" office:value="10465" calcext:value-type="float">
            <text:p>10465</text:p>
          </table:table-cell>
          <table:table-cell office:value-type="float" office:value="10551" calcext:value-type="float">
            <text:p>10551</text:p>
          </table:table-cell>
          <table:table-cell office:value-type="float" office:value="10360" calcext:value-type="float">
            <text:p>10360</text:p>
          </table:table-cell>
          <table:table-cell office:value-type="float" office:value="10526" calcext:value-type="float">
            <text:p>10526</text:p>
          </table:table-cell>
          <table:table-cell office:value-type="float" office:value="10341" calcext:value-type="float">
            <text:p>10341</text:p>
          </table:table-cell>
          <table:table-cell office:value-type="float" office:value="10661" calcext:value-type="float">
            <text:p>10661</text:p>
          </table:table-cell>
          <table:table-cell office:value-type="float" office:value="10723" calcext:value-type="float">
            <text:p>10723</text:p>
          </table:table-cell>
          <table:table-cell office:value-type="float" office:value="11629" calcext:value-type="float">
            <text:p>11629</text:p>
          </table:table-cell>
          <table:table-cell office:value-type="float" office:value="11321" calcext:value-type="float">
            <text:p>11321</text:p>
          </table:table-cell>
          <table:table-cell office:value-type="float" office:value="10787" calcext:value-type="float">
            <text:p>10787</text:p>
          </table:table-cell>
          <table:table-cell table:formula="of:=AVERAGE([.C5:.L5])" office:value-type="float" office:value="10736.4" calcext:value-type="float">
            <text:p>10736,4</text:p>
          </table:table-cell>
          <table:table-cell table:number-columns-repeated="2"/>
          <table:table-cell office:value-type="string" calcext:value-type="string">
            <text:p>pcnt4</text:p>
          </table:table-cell>
          <table:table-cell office:value-type="float" office:value="10736.4" calcext:value-type="float">
            <text:p>10736,4</text:p>
          </table:table-cell>
          <table:table-cell office:value-type="float" office:value="9874" calcext:value-type="float">
            <text:p>9874</text:p>
          </table:table-cell>
          <table:table-cell office:value-type="float" office:value="9901.7" calcext:value-type="float">
            <text:p>9901,7</text:p>
          </table:table-cell>
          <table:table-cell office:value-type="float" office:value="9851.7" calcext:value-type="float">
            <text:p>9851,7</text:p>
          </table:table-cell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19106" calcext:value-type="float">
            <text:p>19106</text:p>
          </table:table-cell>
          <table:table-cell office:value-type="float" office:value="18738" calcext:value-type="float">
            <text:p>18738</text:p>
          </table:table-cell>
          <table:table-cell office:value-type="float" office:value="19151" calcext:value-type="float">
            <text:p>19151</text:p>
          </table:table-cell>
          <table:table-cell office:value-type="float" office:value="18754" calcext:value-type="float">
            <text:p>18754</text:p>
          </table:table-cell>
          <table:table-cell office:value-type="float" office:value="18683" calcext:value-type="float">
            <text:p>18683</text:p>
          </table:table-cell>
          <table:table-cell table:number-columns-repeated="2" office:value-type="float" office:value="18666" calcext:value-type="float">
            <text:p>18666</text:p>
          </table:table-cell>
          <table:table-cell office:value-type="float" office:value="19423" calcext:value-type="float">
            <text:p>19423</text:p>
          </table:table-cell>
          <table:table-cell office:value-type="float" office:value="20746" calcext:value-type="float">
            <text:p>20746</text:p>
          </table:table-cell>
          <table:table-cell office:value-type="float" office:value="19072" calcext:value-type="float">
            <text:p>19072</text:p>
          </table:table-cell>
          <table:table-cell office:value-type="float" office:value="19651" calcext:value-type="float">
            <text:p>19651</text:p>
          </table:table-cell>
          <table:table-cell table:formula="of:=AVERAGE([.C6:.L6])" office:value-type="float" office:value="19155" calcext:value-type="float">
            <text:p>19155</text:p>
          </table:table-cell>
          <table:table-cell table:number-columns-repeated="2"/>
          <table:table-cell office:value-type="string" calcext:value-type="string">
            <text:p>pcnt5</text:p>
          </table:table-cell>
          <table:table-cell office:value-type="float" office:value="19155" calcext:value-type="float">
            <text:p>19155</text:p>
          </table:table-cell>
          <table:table-cell office:value-type="float" office:value="5987.5" calcext:value-type="float">
            <text:p>5987,5</text:p>
          </table:table-cell>
          <table:table-cell office:value-type="float" office:value="5120" calcext:value-type="float">
            <text:p>5120</text:p>
          </table:table-cell>
          <table:table-cell office:value-type="float" office:value="5390.8" calcext:value-type="float">
            <text:p>5390,8</text:p>
          </table:table-cell>
        </table:table-row>
        <table:table-row table:style-name="ro1">
          <table:table-cell office:value-type="string" calcext:value-type="string">
            <text:p>popcount6 (Wikipedia- naive - <text:s/>32b) :</text:p>
          </table:table-cell>
          <table:table-cell office:value-type="float" office:value="9197" calcext:value-type="float">
            <text:p>9197</text:p>
          </table:table-cell>
          <table:table-cell office:value-type="float" office:value="9178" calcext:value-type="float">
            <text:p>9178</text:p>
          </table:table-cell>
          <table:table-cell office:value-type="float" office:value="9464" calcext:value-type="float">
            <text:p>9464</text:p>
          </table:table-cell>
          <table:table-cell office:value-type="float" office:value="8970" calcext:value-type="float">
            <text:p>8970</text:p>
          </table:table-cell>
          <table:table-cell office:value-type="float" office:value="8514" calcext:value-type="float">
            <text:p>8514</text:p>
          </table:table-cell>
          <table:table-cell office:value-type="float" office:value="9226" calcext:value-type="float">
            <text:p>9226</text:p>
          </table:table-cell>
          <table:table-cell office:value-type="float" office:value="8452" calcext:value-type="float">
            <text:p>8452</text:p>
          </table:table-cell>
          <table:table-cell office:value-type="float" office:value="8438" calcext:value-type="float">
            <text:p>8438</text:p>
          </table:table-cell>
          <table:table-cell office:value-type="float" office:value="8864" calcext:value-type="float">
            <text:p>8864</text:p>
          </table:table-cell>
          <table:table-cell office:value-type="float" office:value="9202" calcext:value-type="float">
            <text:p>9202</text:p>
          </table:table-cell>
          <table:table-cell office:value-type="float" office:value="9579" calcext:value-type="float">
            <text:p>9579</text:p>
          </table:table-cell>
          <table:table-cell table:formula="of:=AVERAGE([.C7:.L7])" office:value-type="float" office:value="8988.7" calcext:value-type="float">
            <text:p>8988,7</text:p>
          </table:table-cell>
          <table:table-cell table:number-columns-repeated="2"/>
          <table:table-cell office:value-type="string" calcext:value-type="string">
            <text:p>pcnt6</text:p>
          </table:table-cell>
          <table:table-cell office:value-type="float" office:value="8988.7" calcext:value-type="float">
            <text:p>8988,7</text:p>
          </table:table-cell>
          <table:table-cell office:value-type="float" office:value="2608.6" calcext:value-type="float">
            <text:p>2608,6</text:p>
          </table:table-cell>
          <table:table-cell office:value-type="float" office:value="2712.4" calcext:value-type="float">
            <text:p>2712,4</text:p>
          </table:table-cell>
          <table:table-cell office:value-type="float" office:value="2487.7" calcext:value-type="float">
            <text:p>2487,7</text:p>
          </table:table-cell>
        </table:table-row>
        <table:table-row table:style-name="ro1">
          <table:table-cell office:value-type="string" calcext:value-type="string">
            <text:p>popcount7 (Wikipedia- naive – 128b):</text:p>
          </table:table-cell>
          <table:table-cell office:value-type="float" office:value="4530" calcext:value-type="float">
            <text:p>4530</text:p>
          </table:table-cell>
          <table:table-cell office:value-type="float" office:value="4941" calcext:value-type="float">
            <text:p>4941</text:p>
          </table:table-cell>
          <table:table-cell office:value-type="float" office:value="4570" calcext:value-type="float">
            <text:p>4570</text:p>
          </table:table-cell>
          <table:table-cell office:value-type="float" office:value="4714" calcext:value-type="float">
            <text:p>4714</text:p>
          </table:table-cell>
          <table:table-cell office:value-type="float" office:value="4782" calcext:value-type="float">
            <text:p>4782</text:p>
          </table:table-cell>
          <table:table-cell office:value-type="float" office:value="4953" calcext:value-type="float">
            <text:p>4953</text:p>
          </table:table-cell>
          <table:table-cell office:value-type="float" office:value="4532" calcext:value-type="float">
            <text:p>4532</text:p>
          </table:table-cell>
          <table:table-cell office:value-type="float" office:value="4479" calcext:value-type="float">
            <text:p>4479</text:p>
          </table:table-cell>
          <table:table-cell office:value-type="float" office:value="5232" calcext:value-type="float">
            <text:p>5232</text:p>
          </table:table-cell>
          <table:table-cell office:value-type="float" office:value="4605" calcext:value-type="float">
            <text:p>4605</text:p>
          </table:table-cell>
          <table:table-cell office:value-type="float" office:value="4858" calcext:value-type="float">
            <text:p>4858</text:p>
          </table:table-cell>
          <table:table-cell table:formula="of:=AVERAGE([.C8:.L8])" office:value-type="float" office:value="4766.6" calcext:value-type="float">
            <text:p>4766,6</text:p>
          </table:table-cell>
          <table:table-cell table:number-columns-repeated="2"/>
          <table:table-cell office:value-type="string" calcext:value-type="string">
            <text:p>pcnt7</text:p>
          </table:table-cell>
          <table:table-cell office:value-type="float" office:value="4766.6" calcext:value-type="float">
            <text:p>4766,6</text:p>
          </table:table-cell>
          <table:table-cell office:value-type="float" office:value="1609.7" calcext:value-type="float">
            <text:p>1609,7</text:p>
          </table:table-cell>
          <table:table-cell office:value-type="float" office:value="1465.1" calcext:value-type="float">
            <text:p>1465,1</text:p>
          </table:table-cell>
          <table:table-cell office:value-type="float" office:value="1452.2" calcext:value-type="float">
            <text:p>1452,2</text:p>
          </table:table-cell>
        </table:table-row>
        <table:table-row table:style-name="ro1">
          <table:table-cell office:value-type="string" calcext:value-type="string">
            <text:p>popcount8 (asm SSE3 – pshufb 128b):</text:p>
          </table:table-cell>
          <table:table-cell office:value-type="float" office:value="808" calcext:value-type="float">
            <text:p>808</text:p>
          </table:table-cell>
          <table:table-cell office:value-type="float" office:value="839" calcext:value-type="float">
            <text:p>839</text:p>
          </table:table-cell>
          <table:table-cell office:value-type="float" office:value="804" calcext:value-type="float">
            <text:p>804</text:p>
          </table:table-cell>
          <table:table-cell office:value-type="float" office:value="840" calcext:value-type="float">
            <text:p>840</text:p>
          </table:table-cell>
          <table:table-cell office:value-type="float" office:value="885" calcext:value-type="float">
            <text:p>885</text:p>
          </table:table-cell>
          <table:table-cell office:value-type="float" office:value="1135" calcext:value-type="float">
            <text:p>1135</text:p>
          </table:table-cell>
          <table:table-cell office:value-type="float" office:value="832" calcext:value-type="float">
            <text:p>832</text:p>
          </table:table-cell>
          <table:table-cell office:value-type="float" office:value="878" calcext:value-type="float">
            <text:p>878</text:p>
          </table:table-cell>
          <table:table-cell office:value-type="float" office:value="1167" calcext:value-type="float">
            <text:p>1167</text:p>
          </table:table-cell>
          <table:table-cell office:value-type="float" office:value="781" calcext:value-type="float">
            <text:p>781</text:p>
          </table:table-cell>
          <table:table-cell office:value-type="float" office:value="831" calcext:value-type="float">
            <text:p>831</text:p>
          </table:table-cell>
          <table:table-cell table:formula="of:=AVERAGE([.C9:.L9])" office:value-type="float" office:value="899.2" calcext:value-type="float">
            <text:p>899,2</text:p>
          </table:table-cell>
          <table:table-cell table:number-columns-repeated="2"/>
          <table:table-cell office:value-type="string" calcext:value-type="string">
            <text:p>pcnt8</text:p>
          </table:table-cell>
          <table:table-cell office:value-type="float" office:value="899.2" calcext:value-type="float">
            <text:p>899,2</text:p>
          </table:table-cell>
          <table:table-cell office:value-type="float" office:value="412.5" calcext:value-type="float">
            <text:p>412,5</text:p>
          </table:table-cell>
          <table:table-cell office:value-type="float" office:value="426.8" calcext:value-type="float">
            <text:p>426,8</text:p>
          </table:table-cell>
          <table:table-cell office:value-type="float" office:value="448.7" calcext:value-type="float">
            <text:p>448,7</text:p>
          </table:table-cell>
        </table:table-row>
        <table:table-row table:style-name="ro1">
          <table:table-cell office:value-type="string" calcext:value-type="string">
            <text:p>popcount9 (asm SSE4 – popcount 32b):</text:p>
          </table:table-cell>
          <table:table-cell office:value-type="float" office:value="2770" calcext:value-type="float">
            <text:p>2770</text:p>
          </table:table-cell>
          <table:table-cell office:value-type="float" office:value="2674" calcext:value-type="float">
            <text:p>2674</text:p>
          </table:table-cell>
          <table:table-cell office:value-type="float" office:value="2647" calcext:value-type="float">
            <text:p>2647</text:p>
          </table:table-cell>
          <table:table-cell office:value-type="float" office:value="2748" calcext:value-type="float">
            <text:p>2748</text:p>
          </table:table-cell>
          <table:table-cell office:value-type="float" office:value="2714" calcext:value-type="float">
            <text:p>2714</text:p>
          </table:table-cell>
          <table:table-cell office:value-type="float" office:value="2965" calcext:value-type="float">
            <text:p>2965</text:p>
          </table:table-cell>
          <table:table-cell office:value-type="float" office:value="2982" calcext:value-type="float">
            <text:p>2982</text:p>
          </table:table-cell>
          <table:table-cell office:value-type="float" office:value="3008" calcext:value-type="float">
            <text:p>3008</text:p>
          </table:table-cell>
          <table:table-cell office:value-type="float" office:value="2994" calcext:value-type="float">
            <text:p>2994</text:p>
          </table:table-cell>
          <table:table-cell office:value-type="float" office:value="2630" calcext:value-type="float">
            <text:p>2630</text:p>
          </table:table-cell>
          <table:table-cell office:value-type="float" office:value="2696" calcext:value-type="float">
            <text:p>2696</text:p>
          </table:table-cell>
          <table:table-cell table:formula="of:=AVERAGE([.C10:.L10])" office:value-type="float" office:value="2805.8" calcext:value-type="float">
            <text:p>2805,8</text:p>
          </table:table-cell>
          <table:table-cell table:number-columns-repeated="2"/>
          <table:table-cell office:value-type="string" calcext:value-type="string">
            <text:p>pcnt9</text:p>
          </table:table-cell>
          <table:table-cell office:value-type="float" office:value="2805.8" calcext:value-type="float">
            <text:p>2805,8</text:p>
          </table:table-cell>
          <table:table-cell office:value-type="float" office:value="480" calcext:value-type="float">
            <text:p>480</text:p>
          </table:table-cell>
          <table:table-cell office:value-type="float" office:value="509.6" calcext:value-type="float">
            <text:p>509,6</text:p>
          </table:table-cell>
          <table:table-cell office:value-type="float" office:value="500.3" calcext:value-type="float">
            <text:p>500,3</text:p>
          </table:table-cell>
        </table:table-row>
        <table:table-row table:style-name="ro1">
          <table:table-cell office:value-type="string" calcext:value-type="string">
            <text:p>popcount10(asm SSE4 – popcount 128b):</text:p>
          </table:table-cell>
          <table:table-cell office:value-type="float" office:value="867" calcext:value-type="float">
            <text:p>867</text:p>
          </table:table-cell>
          <table:table-cell office:value-type="float" office:value="807" calcext:value-type="float">
            <text:p>807</text:p>
          </table:table-cell>
          <table:table-cell office:value-type="float" office:value="798" calcext:value-type="float">
            <text:p>798</text:p>
          </table:table-cell>
          <table:table-cell office:value-type="float" office:value="814" calcext:value-type="float">
            <text:p>814</text:p>
          </table:table-cell>
          <table:table-cell office:value-type="float" office:value="863" calcext:value-type="float">
            <text:p>863</text:p>
          </table:table-cell>
          <table:table-cell office:value-type="float" office:value="829" calcext:value-type="float">
            <text:p>829</text:p>
          </table:table-cell>
          <table:table-cell office:value-type="float" office:value="971" calcext:value-type="float">
            <text:p>971</text:p>
          </table:table-cell>
          <table:table-cell office:value-type="float" office:value="948" calcext:value-type="float">
            <text:p>948</text:p>
          </table:table-cell>
          <table:table-cell office:value-type="float" office:value="1159" calcext:value-type="float">
            <text:p>1159</text:p>
          </table:table-cell>
          <table:table-cell office:value-type="float" office:value="797" calcext:value-type="float">
            <text:p>797</text:p>
          </table:table-cell>
          <table:table-cell office:value-type="float" office:value="817" calcext:value-type="float">
            <text:p>817</text:p>
          </table:table-cell>
          <table:table-cell table:formula="of:=AVERAGE([.C11:.L11])" office:value-type="float" office:value="880.3" calcext:value-type="float">
            <text:p>880,3</text:p>
          </table:table-cell>
          <table:table-cell table:number-columns-repeated="2"/>
          <table:table-cell office:value-type="string" calcext:value-type="string">
            <text:p>pcnt10</text:p>
          </table:table-cell>
          <table:table-cell office:value-type="float" office:value="880.3" calcext:value-type="float">
            <text:p>880,3</text:p>
          </table:table-cell>
          <table:table-cell office:value-type="float" office:value="317" calcext:value-type="float">
            <text:p>317</text:p>
          </table:table-cell>
          <table:table-cell office:value-type="float" office:value="360.8" calcext:value-type="float">
            <text:p>360,8</text:p>
          </table:table-cell>
          <table:table-cell office:value-type="float" office:value="391.9" calcext:value-type="float">
            <text:p>391,9</text:p>
          </table:table-cell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string" calcext:value-type="string">
            <text:p>Optimización -O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1 (lenguaje C - <text:s text:c="12"/>for) :</text:p>
          </table:table-cell>
          <table:table-cell office:value-type="float" office:value="24472" calcext:value-type="float">
            <text:p>24472</text:p>
          </table:table-cell>
          <table:table-cell office:value-type="float" office:value="22811" calcext:value-type="float">
            <text:p>22811</text:p>
          </table:table-cell>
          <table:table-cell office:value-type="float" office:value="22950" calcext:value-type="float">
            <text:p>22950</text:p>
          </table:table-cell>
          <table:table-cell office:value-type="float" office:value="20718" calcext:value-type="float">
            <text:p>20718</text:p>
          </table:table-cell>
          <table:table-cell office:value-type="float" office:value="20977" calcext:value-type="float">
            <text:p>20977</text:p>
          </table:table-cell>
          <table:table-cell office:value-type="float" office:value="20448" calcext:value-type="float">
            <text:p>20448</text:p>
          </table:table-cell>
          <table:table-cell office:value-type="float" office:value="22961" calcext:value-type="float">
            <text:p>22961</text:p>
          </table:table-cell>
          <table:table-cell office:value-type="float" office:value="20719" calcext:value-type="float">
            <text:p>20719</text:p>
          </table:table-cell>
          <table:table-cell office:value-type="float" office:value="21749" calcext:value-type="float">
            <text:p>21749</text:p>
          </table:table-cell>
          <table:table-cell office:value-type="float" office:value="21050" calcext:value-type="float">
            <text:p>21050</text:p>
          </table:table-cell>
          <table:table-cell office:value-type="float" office:value="20233" calcext:value-type="float">
            <text:p>20233</text:p>
          </table:table-cell>
          <table:table-cell table:formula="of:=AVERAGE([.C17:.L17])" office:value-type="float" office:value="21461.6" calcext:value-type="float">
            <text:p>21461,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2 (lenguaje C - <text:s text:c="9"/>while) :</text:p>
          </table:table-cell>
          <table:table-cell office:value-type="float" office:value="13251" calcext:value-type="float">
            <text:p>13251</text:p>
          </table:table-cell>
          <table:table-cell office:value-type="float" office:value="13351" calcext:value-type="float">
            <text:p>13351</text:p>
          </table:table-cell>
          <table:table-cell office:value-type="float" office:value="12450" calcext:value-type="float">
            <text:p>12450</text:p>
          </table:table-cell>
          <table:table-cell office:value-type="float" office:value="12508" calcext:value-type="float">
            <text:p>12508</text:p>
          </table:table-cell>
          <table:table-cell office:value-type="float" office:value="12646" calcext:value-type="float">
            <text:p>12646</text:p>
          </table:table-cell>
          <table:table-cell office:value-type="float" office:value="12907" calcext:value-type="float">
            <text:p>12907</text:p>
          </table:table-cell>
          <table:table-cell office:value-type="float" office:value="12900" calcext:value-type="float">
            <text:p>12900</text:p>
          </table:table-cell>
          <table:table-cell office:value-type="float" office:value="14526" calcext:value-type="float">
            <text:p>14526</text:p>
          </table:table-cell>
          <table:table-cell office:value-type="float" office:value="13206" calcext:value-type="float">
            <text:p>13206</text:p>
          </table:table-cell>
          <table:table-cell office:value-type="float" office:value="12127" calcext:value-type="float">
            <text:p>12127</text:p>
          </table:table-cell>
          <table:table-cell office:value-type="float" office:value="14690" calcext:value-type="float">
            <text:p>14690</text:p>
          </table:table-cell>
          <table:table-cell table:formula="of:=AVERAGE([.C18:.L18])" office:value-type="float" office:value="13131.1" calcext:value-type="float">
            <text:p>13131,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3 (leng.ASM-body while 4i) :</text:p>
          </table:table-cell>
          <table:table-cell office:value-type="float" office:value="11037" calcext:value-type="float">
            <text:p>11037</text:p>
          </table:table-cell>
          <table:table-cell office:value-type="float" office:value="10460" calcext:value-type="float">
            <text:p>10460</text:p>
          </table:table-cell>
          <table:table-cell office:value-type="float" office:value="9937" calcext:value-type="float">
            <text:p>9937</text:p>
          </table:table-cell>
          <table:table-cell office:value-type="float" office:value="10747" calcext:value-type="float">
            <text:p>10747</text:p>
          </table:table-cell>
          <table:table-cell office:value-type="float" office:value="10099" calcext:value-type="float">
            <text:p>10099</text:p>
          </table:table-cell>
          <table:table-cell office:value-type="float" office:value="9913" calcext:value-type="float">
            <text:p>9913</text:p>
          </table:table-cell>
          <table:table-cell office:value-type="float" office:value="9922" calcext:value-type="float">
            <text:p>9922</text:p>
          </table:table-cell>
          <table:table-cell office:value-type="float" office:value="9944" calcext:value-type="float">
            <text:p>9944</text:p>
          </table:table-cell>
          <table:table-cell office:value-type="float" office:value="9788" calcext:value-type="float">
            <text:p>9788</text:p>
          </table:table-cell>
          <table:table-cell office:value-type="float" office:value="10005" calcext:value-type="float">
            <text:p>10005</text:p>
          </table:table-cell>
          <table:table-cell office:value-type="float" office:value="10003" calcext:value-type="float">
            <text:p>10003</text:p>
          </table:table-cell>
          <table:table-cell table:formula="of:=AVERAGE([.C19:.L19])" office:value-type="float" office:value="10081.8" calcext:value-type="float">
            <text:p>10081,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4 (leng.ASM-body while 3i) :</text:p>
          </table:table-cell>
          <table:table-cell office:value-type="float" office:value="11852" calcext:value-type="float">
            <text:p>11852</text:p>
          </table:table-cell>
          <table:table-cell office:value-type="float" office:value="13770" calcext:value-type="float">
            <text:p>13770</text:p>
          </table:table-cell>
          <table:table-cell office:value-type="float" office:value="9455" calcext:value-type="float">
            <text:p>9455</text:p>
          </table:table-cell>
          <table:table-cell office:value-type="float" office:value="9319" calcext:value-type="float">
            <text:p>9319</text:p>
          </table:table-cell>
          <table:table-cell office:value-type="float" office:value="9302" calcext:value-type="float">
            <text:p>9302</text:p>
          </table:table-cell>
          <table:table-cell office:value-type="float" office:value="9389" calcext:value-type="float">
            <text:p>9389</text:p>
          </table:table-cell>
          <table:table-cell office:value-type="float" office:value="9346" calcext:value-type="float">
            <text:p>9346</text:p>
          </table:table-cell>
          <table:table-cell office:value-type="float" office:value="9425" calcext:value-type="float">
            <text:p>9425</text:p>
          </table:table-cell>
          <table:table-cell office:value-type="float" office:value="9214" calcext:value-type="float">
            <text:p>9214</text:p>
          </table:table-cell>
          <table:table-cell office:value-type="float" office:value="10111" calcext:value-type="float">
            <text:p>10111</text:p>
          </table:table-cell>
          <table:table-cell office:value-type="float" office:value="9409" calcext:value-type="float">
            <text:p>9409</text:p>
          </table:table-cell>
          <table:table-cell table:formula="of:=AVERAGE([.C20:.L20])" office:value-type="float" office:value="9874" calcext:value-type="float">
            <text:p>98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6160" calcext:value-type="float">
            <text:p>6160</text:p>
          </table:table-cell>
          <table:table-cell office:value-type="float" office:value="6924" calcext:value-type="float">
            <text:p>6924</text:p>
          </table:table-cell>
          <table:table-cell office:value-type="float" office:value="5974" calcext:value-type="float">
            <text:p>5974</text:p>
          </table:table-cell>
          <table:table-cell office:value-type="float" office:value="5763" calcext:value-type="float">
            <text:p>5763</text:p>
          </table:table-cell>
          <table:table-cell office:value-type="float" office:value="5814" calcext:value-type="float">
            <text:p>5814</text:p>
          </table:table-cell>
          <table:table-cell office:value-type="float" office:value="5813" calcext:value-type="float">
            <text:p>5813</text:p>
          </table:table-cell>
          <table:table-cell office:value-type="float" office:value="6031" calcext:value-type="float">
            <text:p>6031</text:p>
          </table:table-cell>
          <table:table-cell office:value-type="float" office:value="5815" calcext:value-type="float">
            <text:p>5815</text:p>
          </table:table-cell>
          <table:table-cell office:value-type="float" office:value="5875" calcext:value-type="float">
            <text:p>5875</text:p>
          </table:table-cell>
          <table:table-cell office:value-type="float" office:value="6094" calcext:value-type="float">
            <text:p>6094</text:p>
          </table:table-cell>
          <table:table-cell office:value-type="float" office:value="5772" calcext:value-type="float">
            <text:p>5772</text:p>
          </table:table-cell>
          <table:table-cell table:formula="of:=AVERAGE([.C21:.L21])" office:value-type="float" office:value="5987.5" calcext:value-type="float">
            <text:p>5987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6 (Wikipedia- naive - <text:s/>32b) :</text:p>
          </table:table-cell>
          <table:table-cell office:value-type="float" office:value="2668" calcext:value-type="float">
            <text:p>2668</text:p>
          </table:table-cell>
          <table:table-cell office:value-type="float" office:value="2655" calcext:value-type="float">
            <text:p>2655</text:p>
          </table:table-cell>
          <table:table-cell office:value-type="float" office:value="2510" calcext:value-type="float">
            <text:p>2510</text:p>
          </table:table-cell>
          <table:table-cell office:value-type="float" office:value="2528" calcext:value-type="float">
            <text:p>2528</text:p>
          </table:table-cell>
          <table:table-cell office:value-type="float" office:value="2606" calcext:value-type="float">
            <text:p>2606</text:p>
          </table:table-cell>
          <table:table-cell office:value-type="float" office:value="2488" calcext:value-type="float">
            <text:p>2488</text:p>
          </table:table-cell>
          <table:table-cell office:value-type="float" office:value="3095" calcext:value-type="float">
            <text:p>3095</text:p>
          </table:table-cell>
          <table:table-cell office:value-type="float" office:value="2469" calcext:value-type="float">
            <text:p>2469</text:p>
          </table:table-cell>
          <table:table-cell office:value-type="float" office:value="2523" calcext:value-type="float">
            <text:p>2523</text:p>
          </table:table-cell>
          <table:table-cell office:value-type="float" office:value="2664" calcext:value-type="float">
            <text:p>2664</text:p>
          </table:table-cell>
          <table:table-cell office:value-type="float" office:value="2548" calcext:value-type="float">
            <text:p>2548</text:p>
          </table:table-cell>
          <table:table-cell table:formula="of:=AVERAGE([.C22:.L22])" office:value-type="float" office:value="2608.6" calcext:value-type="float">
            <text:p>2608,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7 (Wikipedia- naive – 128b):</text:p>
          </table:table-cell>
          <table:table-cell office:value-type="float" office:value="1545" calcext:value-type="float">
            <text:p>1545</text:p>
          </table:table-cell>
          <table:table-cell office:value-type="float" office:value="1639" calcext:value-type="float">
            <text:p>1639</text:p>
          </table:table-cell>
          <table:table-cell office:value-type="float" office:value="1463" calcext:value-type="float">
            <text:p>1463</text:p>
          </table:table-cell>
          <table:table-cell office:value-type="float" office:value="1605" calcext:value-type="float">
            <text:p>1605</text:p>
          </table:table-cell>
          <table:table-cell office:value-type="float" office:value="1529" calcext:value-type="float">
            <text:p>1529</text:p>
          </table:table-cell>
          <table:table-cell office:value-type="float" office:value="1526" calcext:value-type="float">
            <text:p>1526</text:p>
          </table:table-cell>
          <table:table-cell office:value-type="float" office:value="2366" calcext:value-type="float">
            <text:p>2366</text:p>
          </table:table-cell>
          <table:table-cell office:value-type="float" office:value="1462" calcext:value-type="float">
            <text:p>1462</text:p>
          </table:table-cell>
          <table:table-cell office:value-type="float" office:value="1463" calcext:value-type="float">
            <text:p>1463</text:p>
          </table:table-cell>
          <table:table-cell office:value-type="float" office:value="1548" calcext:value-type="float">
            <text:p>1548</text:p>
          </table:table-cell>
          <table:table-cell office:value-type="float" office:value="1496" calcext:value-type="float">
            <text:p>1496</text:p>
          </table:table-cell>
          <table:table-cell table:formula="of:=AVERAGE([.C23:.L23])" office:value-type="float" office:value="1609.7" calcext:value-type="float">
            <text:p>1609,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8 (asm SSE3 – pshufb 128b):</text:p>
          </table:table-cell>
          <table:table-cell office:value-type="float" office:value="399" calcext:value-type="float">
            <text:p>399</text:p>
          </table:table-cell>
          <table:table-cell office:value-type="float" office:value="391" calcext:value-type="float">
            <text:p>391</text:p>
          </table:table-cell>
          <table:table-cell office:value-type="float" office:value="419" calcext:value-type="float">
            <text:p>419</text:p>
          </table:table-cell>
          <table:table-cell office:value-type="float" office:value="375" calcext:value-type="float">
            <text:p>375</text:p>
          </table:table-cell>
          <table:table-cell office:value-type="float" office:value="423" calcext:value-type="float">
            <text:p>423</text:p>
          </table:table-cell>
          <table:table-cell office:value-type="float" office:value="443" calcext:value-type="float">
            <text:p>443</text:p>
          </table:table-cell>
          <table:table-cell office:value-type="float" office:value="467" calcext:value-type="float">
            <text:p>467</text:p>
          </table:table-cell>
          <table:table-cell office:value-type="float" office:value="378" calcext:value-type="float">
            <text:p>378</text:p>
          </table:table-cell>
          <table:table-cell office:value-type="float" office:value="384" calcext:value-type="float">
            <text:p>384</text:p>
          </table:table-cell>
          <table:table-cell office:value-type="float" office:value="397" calcext:value-type="float">
            <text:p>397</text:p>
          </table:table-cell>
          <table:table-cell office:value-type="float" office:value="448" calcext:value-type="float">
            <text:p>448</text:p>
          </table:table-cell>
          <table:table-cell table:formula="of:=AVERAGE([.C24:.L24])" office:value-type="float" office:value="412.5" calcext:value-type="float">
            <text:p>412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9 (asm SSE4 – popcount 32b):</text:p>
          </table:table-cell>
          <table:table-cell office:value-type="float" office:value="542" calcext:value-type="float">
            <text:p>542</text:p>
          </table:table-cell>
          <table:table-cell office:value-type="float" office:value="463" calcext:value-type="float">
            <text:p>463</text:p>
          </table:table-cell>
          <table:table-cell office:value-type="float" office:value="446" calcext:value-type="float">
            <text:p>446</text:p>
          </table:table-cell>
          <table:table-cell office:value-type="float" office:value="484" calcext:value-type="float">
            <text:p>484</text:p>
          </table:table-cell>
          <table:table-cell office:value-type="float" office:value="450" calcext:value-type="float">
            <text:p>450</text:p>
          </table:table-cell>
          <table:table-cell office:value-type="float" office:value="446" calcext:value-type="float">
            <text:p>446</text:p>
          </table:table-cell>
          <table:table-cell office:value-type="float" office:value="588" calcext:value-type="float">
            <text:p>588</text:p>
          </table:table-cell>
          <table:table-cell table:number-columns-repeated="2" office:value-type="float" office:value="445" calcext:value-type="float">
            <text:p>445</text:p>
          </table:table-cell>
          <table:table-cell office:value-type="float" office:value="585" calcext:value-type="float">
            <text:p>585</text:p>
          </table:table-cell>
          <table:table-cell office:value-type="float" office:value="448" calcext:value-type="float">
            <text:p>448</text:p>
          </table:table-cell>
          <table:table-cell table:formula="of:=AVERAGE([.C25:.L25])" office:value-type="float" office:value="480" calcext:value-type="float">
            <text:p>4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10(asm SSE4 – popcount 128b):</text:p>
          </table:table-cell>
          <table:table-cell office:value-type="float" office:value="354" calcext:value-type="float">
            <text:p>354</text:p>
          </table:table-cell>
          <table:table-cell office:value-type="float" office:value="308" calcext:value-type="float">
            <text:p>308</text:p>
          </table:table-cell>
          <table:table-cell office:value-type="float" office:value="298" calcext:value-type="float">
            <text:p>298</text:p>
          </table:table-cell>
          <table:table-cell office:value-type="float" office:value="296" calcext:value-type="float">
            <text:p>296</text:p>
          </table:table-cell>
          <table:table-cell office:value-type="float" office:value="303" calcext:value-type="float">
            <text:p>303</text:p>
          </table:table-cell>
          <table:table-cell office:value-type="float" office:value="302" calcext:value-type="float">
            <text:p>302</text:p>
          </table:table-cell>
          <table:table-cell office:value-type="float" office:value="365" calcext:value-type="float">
            <text:p>365</text:p>
          </table:table-cell>
          <table:table-cell office:value-type="float" office:value="325" calcext:value-type="float">
            <text:p>325</text:p>
          </table:table-cell>
          <table:table-cell office:value-type="float" office:value="299" calcext:value-type="float">
            <text:p>299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table:formula="of:=AVERAGE([.C26:.L26])" office:value-type="float" office:value="317" calcext:value-type="float">
            <text:p>317</text:p>
          </table:table-cell>
          <table:table-cell table:number-columns-repeated="7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string" calcext:value-type="string">
            <text:p>Optimización -O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1 (lenguaje C - <text:s text:c="12"/>for) :</text:p>
          </table:table-cell>
          <table:table-cell office:value-type="float" office:value="26656" calcext:value-type="float">
            <text:p>26656</text:p>
          </table:table-cell>
          <table:table-cell office:value-type="float" office:value="23060" calcext:value-type="float">
            <text:p>23060</text:p>
          </table:table-cell>
          <table:table-cell office:value-type="float" office:value="21935" calcext:value-type="float">
            <text:p>21935</text:p>
          </table:table-cell>
          <table:table-cell office:value-type="float" office:value="21492" calcext:value-type="float">
            <text:p>21492</text:p>
          </table:table-cell>
          <table:table-cell office:value-type="float" office:value="20906" calcext:value-type="float">
            <text:p>20906</text:p>
          </table:table-cell>
          <table:table-cell office:value-type="float" office:value="20810" calcext:value-type="float">
            <text:p>20810</text:p>
          </table:table-cell>
          <table:table-cell office:value-type="float" office:value="20489" calcext:value-type="float">
            <text:p>20489</text:p>
          </table:table-cell>
          <table:table-cell office:value-type="float" office:value="20829" calcext:value-type="float">
            <text:p>20829</text:p>
          </table:table-cell>
          <table:table-cell office:value-type="float" office:value="23219" calcext:value-type="float">
            <text:p>23219</text:p>
          </table:table-cell>
          <table:table-cell office:value-type="float" office:value="20717" calcext:value-type="float">
            <text:p>20717</text:p>
          </table:table-cell>
          <table:table-cell office:value-type="float" office:value="20751" calcext:value-type="float">
            <text:p>20751</text:p>
          </table:table-cell>
          <table:table-cell table:formula="of:=AVERAGE([.C32:.L32])" office:value-type="float" office:value="21420.8" calcext:value-type="float">
            <text:p>21420,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2 (lenguaje C - <text:s text:c="9"/>while) :</text:p>
          </table:table-cell>
          <table:table-cell office:value-type="float" office:value="16403" calcext:value-type="float">
            <text:p>16403</text:p>
          </table:table-cell>
          <table:table-cell office:value-type="float" office:value="11478" calcext:value-type="float">
            <text:p>11478</text:p>
          </table:table-cell>
          <table:table-cell office:value-type="float" office:value="9545" calcext:value-type="float">
            <text:p>9545</text:p>
          </table:table-cell>
          <table:table-cell office:value-type="float" office:value="10987" calcext:value-type="float">
            <text:p>10987</text:p>
          </table:table-cell>
          <table:table-cell office:value-type="float" office:value="10514" calcext:value-type="float">
            <text:p>10514</text:p>
          </table:table-cell>
          <table:table-cell office:value-type="float" office:value="9697" calcext:value-type="float">
            <text:p>9697</text:p>
          </table:table-cell>
          <table:table-cell office:value-type="float" office:value="10420" calcext:value-type="float">
            <text:p>10420</text:p>
          </table:table-cell>
          <table:table-cell office:value-type="float" office:value="10209" calcext:value-type="float">
            <text:p>10209</text:p>
          </table:table-cell>
          <table:table-cell office:value-type="float" office:value="11215" calcext:value-type="float">
            <text:p>11215</text:p>
          </table:table-cell>
          <table:table-cell office:value-type="float" office:value="9937" calcext:value-type="float">
            <text:p>9937</text:p>
          </table:table-cell>
          <table:table-cell office:value-type="float" office:value="10684" calcext:value-type="float">
            <text:p>10684</text:p>
          </table:table-cell>
          <table:table-cell table:formula="of:=AVERAGE([.C33:.L33])" office:value-type="float" office:value="10468.6" calcext:value-type="float">
            <text:p>10468,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3 (leng.ASM-body while 4i) :</text:p>
          </table:table-cell>
          <table:table-cell office:value-type="float" office:value="12377" calcext:value-type="float">
            <text:p>12377</text:p>
          </table:table-cell>
          <table:table-cell office:value-type="float" office:value="12724" calcext:value-type="float">
            <text:p>12724</text:p>
          </table:table-cell>
          <table:table-cell office:value-type="float" office:value="12999" calcext:value-type="float">
            <text:p>12999</text:p>
          </table:table-cell>
          <table:table-cell office:value-type="float" office:value="12958" calcext:value-type="float">
            <text:p>12958</text:p>
          </table:table-cell>
          <table:table-cell office:value-type="float" office:value="12441" calcext:value-type="float">
            <text:p>12441</text:p>
          </table:table-cell>
          <table:table-cell office:value-type="float" office:value="13231" calcext:value-type="float">
            <text:p>13231</text:p>
          </table:table-cell>
          <table:table-cell office:value-type="float" office:value="12546" calcext:value-type="float">
            <text:p>12546</text:p>
          </table:table-cell>
          <table:table-cell office:value-type="float" office:value="12798" calcext:value-type="float">
            <text:p>12798</text:p>
          </table:table-cell>
          <table:table-cell office:value-type="float" office:value="13838" calcext:value-type="float">
            <text:p>13838</text:p>
          </table:table-cell>
          <table:table-cell office:value-type="float" office:value="12821" calcext:value-type="float">
            <text:p>12821</text:p>
          </table:table-cell>
          <table:table-cell office:value-type="float" office:value="12405" calcext:value-type="float">
            <text:p>12405</text:p>
          </table:table-cell>
          <table:table-cell table:formula="of:=AVERAGE([.C34:.L34])" office:value-type="float" office:value="12876.1" calcext:value-type="float">
            <text:p>12876,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4 (leng.ASM-body while 3i) :</text:p>
          </table:table-cell>
          <table:table-cell office:value-type="float" office:value="9596" calcext:value-type="float">
            <text:p>9596</text:p>
          </table:table-cell>
          <table:table-cell office:value-type="float" office:value="10201" calcext:value-type="float">
            <text:p>10201</text:p>
          </table:table-cell>
          <table:table-cell office:value-type="float" office:value="9827" calcext:value-type="float">
            <text:p>9827</text:p>
          </table:table-cell>
          <table:table-cell office:value-type="float" office:value="10088" calcext:value-type="float">
            <text:p>10088</text:p>
          </table:table-cell>
          <table:table-cell office:value-type="float" office:value="9594" calcext:value-type="float">
            <text:p>9594</text:p>
          </table:table-cell>
          <table:table-cell office:value-type="float" office:value="9809" calcext:value-type="float">
            <text:p>9809</text:p>
          </table:table-cell>
          <table:table-cell office:value-type="float" office:value="9761" calcext:value-type="float">
            <text:p>9761</text:p>
          </table:table-cell>
          <table:table-cell office:value-type="float" office:value="9907" calcext:value-type="float">
            <text:p>9907</text:p>
          </table:table-cell>
          <table:table-cell office:value-type="float" office:value="9994" calcext:value-type="float">
            <text:p>9994</text:p>
          </table:table-cell>
          <table:table-cell office:value-type="float" office:value="10150" calcext:value-type="float">
            <text:p>10150</text:p>
          </table:table-cell>
          <table:table-cell office:value-type="float" office:value="9686" calcext:value-type="float">
            <text:p>9686</text:p>
          </table:table-cell>
          <table:table-cell table:formula="of:=AVERAGE([.C35:.L35])" office:value-type="float" office:value="9901.7" calcext:value-type="float">
            <text:p>9901,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4942" calcext:value-type="float">
            <text:p>4942</text:p>
          </table:table-cell>
          <table:table-cell office:value-type="float" office:value="5945" calcext:value-type="float">
            <text:p>5945</text:p>
          </table:table-cell>
          <table:table-cell office:value-type="float" office:value="5654" calcext:value-type="float">
            <text:p>5654</text:p>
          </table:table-cell>
          <table:table-cell office:value-type="float" office:value="5222" calcext:value-type="float">
            <text:p>5222</text:p>
          </table:table-cell>
          <table:table-cell office:value-type="float" office:value="4879" calcext:value-type="float">
            <text:p>4879</text:p>
          </table:table-cell>
          <table:table-cell office:value-type="float" office:value="5075" calcext:value-type="float">
            <text:p>5075</text:p>
          </table:table-cell>
          <table:table-cell office:value-type="float" office:value="4821" calcext:value-type="float">
            <text:p>4821</text:p>
          </table:table-cell>
          <table:table-cell office:value-type="float" office:value="4945" calcext:value-type="float">
            <text:p>4945</text:p>
          </table:table-cell>
          <table:table-cell office:value-type="float" office:value="4834" calcext:value-type="float">
            <text:p>4834</text:p>
          </table:table-cell>
          <table:table-cell office:value-type="float" office:value="5018" calcext:value-type="float">
            <text:p>5018</text:p>
          </table:table-cell>
          <table:table-cell office:value-type="float" office:value="4807" calcext:value-type="float">
            <text:p>4807</text:p>
          </table:table-cell>
          <table:table-cell table:formula="of:=AVERAGE([.C36:.L36])" office:value-type="float" office:value="5120" calcext:value-type="float">
            <text:p>51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6 (Wikipedia- naive - <text:s/>32b) :</text:p>
          </table:table-cell>
          <table:table-cell office:value-type="float" office:value="2665" calcext:value-type="float">
            <text:p>2665</text:p>
          </table:table-cell>
          <table:table-cell office:value-type="float" office:value="2748" calcext:value-type="float">
            <text:p>2748</text:p>
          </table:table-cell>
          <table:table-cell office:value-type="float" office:value="2708" calcext:value-type="float">
            <text:p>2708</text:p>
          </table:table-cell>
          <table:table-cell office:value-type="float" office:value="2716" calcext:value-type="float">
            <text:p>2716</text:p>
          </table:table-cell>
          <table:table-cell office:value-type="float" office:value="2712" calcext:value-type="float">
            <text:p>2712</text:p>
          </table:table-cell>
          <table:table-cell office:value-type="float" office:value="2540" calcext:value-type="float">
            <text:p>2540</text:p>
          </table:table-cell>
          <table:table-cell office:value-type="float" office:value="2647" calcext:value-type="float">
            <text:p>2647</text:p>
          </table:table-cell>
          <table:table-cell office:value-type="float" office:value="2825" calcext:value-type="float">
            <text:p>2825</text:p>
          </table:table-cell>
          <table:table-cell office:value-type="float" office:value="2759" calcext:value-type="float">
            <text:p>2759</text:p>
          </table:table-cell>
          <table:table-cell office:value-type="float" office:value="2622" calcext:value-type="float">
            <text:p>2622</text:p>
          </table:table-cell>
          <table:table-cell office:value-type="float" office:value="2847" calcext:value-type="float">
            <text:p>2847</text:p>
          </table:table-cell>
          <table:table-cell table:formula="of:=AVERAGE([.C37:.L37])" office:value-type="float" office:value="2712.4" calcext:value-type="float">
            <text:p>2712,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7 (Wikipedia- naive – 128b):</text:p>
          </table:table-cell>
          <table:table-cell office:value-type="float" office:value="1449" calcext:value-type="float">
            <text:p>1449</text:p>
          </table:table-cell>
          <table:table-cell office:value-type="float" office:value="1424" calcext:value-type="float">
            <text:p>1424</text:p>
          </table:table-cell>
          <table:table-cell office:value-type="float" office:value="1402" calcext:value-type="float">
            <text:p>1402</text:p>
          </table:table-cell>
          <table:table-cell office:value-type="float" office:value="1454" calcext:value-type="float">
            <text:p>1454</text:p>
          </table:table-cell>
          <table:table-cell office:value-type="float" office:value="1434" calcext:value-type="float">
            <text:p>1434</text:p>
          </table:table-cell>
          <table:table-cell office:value-type="float" office:value="1493" calcext:value-type="float">
            <text:p>1493</text:p>
          </table:table-cell>
          <table:table-cell office:value-type="float" office:value="1481" calcext:value-type="float">
            <text:p>1481</text:p>
          </table:table-cell>
          <table:table-cell office:value-type="float" office:value="1550" calcext:value-type="float">
            <text:p>1550</text:p>
          </table:table-cell>
          <table:table-cell office:value-type="float" office:value="1459" calcext:value-type="float">
            <text:p>1459</text:p>
          </table:table-cell>
          <table:table-cell office:value-type="float" office:value="1444" calcext:value-type="float">
            <text:p>1444</text:p>
          </table:table-cell>
          <table:table-cell office:value-type="float" office:value="1510" calcext:value-type="float">
            <text:p>1510</text:p>
          </table:table-cell>
          <table:table-cell table:formula="of:=AVERAGE([.C38:.L38])" office:value-type="float" office:value="1465.1" calcext:value-type="float">
            <text:p>1465,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8 (asm SSE3 – pshufb 128b):</text:p>
          </table:table-cell>
          <table:table-cell office:value-type="float" office:value="483" calcext:value-type="float">
            <text:p>483</text:p>
          </table:table-cell>
          <table:table-cell office:value-type="float" office:value="407" calcext:value-type="float">
            <text:p>407</text:p>
          </table:table-cell>
          <table:table-cell office:value-type="float" office:value="406" calcext:value-type="float">
            <text:p>406</text:p>
          </table:table-cell>
          <table:table-cell office:value-type="float" office:value="459" calcext:value-type="float">
            <text:p>459</text:p>
          </table:table-cell>
          <table:table-cell office:value-type="float" office:value="379" calcext:value-type="float">
            <text:p>379</text:p>
          </table:table-cell>
          <table:table-cell office:value-type="float" office:value="488" calcext:value-type="float">
            <text:p>488</text:p>
          </table:table-cell>
          <table:table-cell office:value-type="float" office:value="395" calcext:value-type="float">
            <text:p>395</text:p>
          </table:table-cell>
          <table:table-cell office:value-type="float" office:value="397" calcext:value-type="float">
            <text:p>397</text:p>
          </table:table-cell>
          <table:table-cell office:value-type="float" office:value="383" calcext:value-type="float">
            <text:p>383</text:p>
          </table:table-cell>
          <table:table-cell office:value-type="float" office:value="462" calcext:value-type="float">
            <text:p>462</text:p>
          </table:table-cell>
          <table:table-cell office:value-type="float" office:value="492" calcext:value-type="float">
            <text:p>492</text:p>
          </table:table-cell>
          <table:table-cell table:formula="of:=AVERAGE([.C39:.L39])" office:value-type="float" office:value="426.8" calcext:value-type="float">
            <text:p>426,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9 (asm SSE4 – popcount 32b):</text:p>
          </table:table-cell>
          <table:table-cell office:value-type="float" office:value="499" calcext:value-type="float">
            <text:p>499</text:p>
          </table:table-cell>
          <table:table-cell office:value-type="float" office:value="463" calcext:value-type="float">
            <text:p>463</text:p>
          </table:table-cell>
          <table:table-cell office:value-type="float" office:value="533" calcext:value-type="float">
            <text:p>533</text:p>
          </table:table-cell>
          <table:table-cell office:value-type="float" office:value="470" calcext:value-type="float">
            <text:p>470</text:p>
          </table:table-cell>
          <table:table-cell office:value-type="float" office:value="510" calcext:value-type="float">
            <text:p>510</text:p>
          </table:table-cell>
          <table:table-cell office:value-type="float" office:value="612" calcext:value-type="float">
            <text:p>612</text:p>
          </table:table-cell>
          <table:table-cell office:value-type="float" office:value="562" calcext:value-type="float">
            <text:p>562</text:p>
          </table:table-cell>
          <table:table-cell office:value-type="float" office:value="498" calcext:value-type="float">
            <text:p>498</text:p>
          </table:table-cell>
          <table:table-cell office:value-type="float" office:value="449" calcext:value-type="float">
            <text:p>449</text:p>
          </table:table-cell>
          <table:table-cell office:value-type="float" office:value="486" calcext:value-type="float">
            <text:p>486</text:p>
          </table:table-cell>
          <table:table-cell office:value-type="float" office:value="513" calcext:value-type="float">
            <text:p>513</text:p>
          </table:table-cell>
          <table:table-cell table:formula="of:=AVERAGE([.C40:.L40])" office:value-type="float" office:value="509.6" calcext:value-type="float">
            <text:p>509,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10(asm SSE4 – popcount 128b):</text:p>
          </table:table-cell>
          <table:table-cell office:value-type="float" office:value="324" calcext:value-type="float">
            <text:p>324</text:p>
          </table:table-cell>
          <table:table-cell office:value-type="float" office:value="336" calcext:value-type="float">
            <text:p>336</text:p>
          </table:table-cell>
          <table:table-cell office:value-type="float" office:value="548" calcext:value-type="float">
            <text:p>548</text:p>
          </table:table-cell>
          <table:table-cell office:value-type="float" office:value="339" calcext:value-type="float">
            <text:p>339</text:p>
          </table:table-cell>
          <table:table-cell office:value-type="float" office:value="306" calcext:value-type="float">
            <text:p>306</text:p>
          </table:table-cell>
          <table:table-cell office:value-type="float" office:value="344" calcext:value-type="float">
            <text:p>344</text:p>
          </table:table-cell>
          <table:table-cell office:value-type="float" office:value="431" calcext:value-type="float">
            <text:p>431</text:p>
          </table:table-cell>
          <table:table-cell office:value-type="float" office:value="318" calcext:value-type="float">
            <text:p>318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19" calcext:value-type="float">
            <text:p>319</text:p>
          </table:table-cell>
          <table:table-cell table:formula="of:=AVERAGE([.C41:.L41])" office:value-type="float" office:value="360.8" calcext:value-type="float">
            <text:p>360,8</text:p>
          </table:table-cell>
          <table:table-cell table:number-columns-repeated="7"/>
        </table:table-row>
        <table:table-row table:style-name="ro1">
          <table:table-cell table:number-columns-repeated="15"/>
          <table:table-cell table:style-name="ce3" office:value-type="string" calcext:value-type="string">
            <text:p>lscpu</text:p>
          </table:table-cell>
          <table:table-cell office:value-type="string" calcext:value-type="string">
            <text:p>CPU(s): 8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Intel(R) Core(TM) i7-4720HQ CPU @ 2.60GHz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Caché L3: 6144K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Optimización -O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a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popcount1 (lenguaje C - <text:s text:c="12"/>for) :</text:p>
          </table:table-cell>
          <table:table-cell office:value-type="float" office:value="14389" calcext:value-type="float">
            <text:p>14389</text:p>
          </table:table-cell>
          <table:table-cell office:value-type="float" office:value="15283" calcext:value-type="float">
            <text:p>15283</text:p>
          </table:table-cell>
          <table:table-cell office:value-type="float" office:value="15754" calcext:value-type="float">
            <text:p>15754</text:p>
          </table:table-cell>
          <table:table-cell office:value-type="float" office:value="14001" calcext:value-type="float">
            <text:p>14001</text:p>
          </table:table-cell>
          <table:table-cell office:value-type="float" office:value="15408" calcext:value-type="float">
            <text:p>15408</text:p>
          </table:table-cell>
          <table:table-cell office:value-type="float" office:value="14453" calcext:value-type="float">
            <text:p>14453</text:p>
          </table:table-cell>
          <table:table-cell office:value-type="float" office:value="14199" calcext:value-type="float">
            <text:p>14199</text:p>
          </table:table-cell>
          <table:table-cell office:value-type="float" office:value="19873" calcext:value-type="float">
            <text:p>19873</text:p>
          </table:table-cell>
          <table:table-cell office:value-type="float" office:value="15394" calcext:value-type="float">
            <text:p>15394</text:p>
          </table:table-cell>
          <table:table-cell office:value-type="float" office:value="15908" calcext:value-type="float">
            <text:p>15908</text:p>
          </table:table-cell>
          <table:table-cell office:value-type="float" office:value="14801" calcext:value-type="float">
            <text:p>14801</text:p>
          </table:table-cell>
          <table:table-cell table:style-name="ce2" table:formula="of:=AVERAGE([.C47:.L47])" office:value-type="float" office:value="15507.4" calcext:value-type="float">
            <text:p>15507,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2 (lenguaje C - <text:s text:c="9"/>while) :</text:p>
          </table:table-cell>
          <table:table-cell office:value-type="float" office:value="10653" calcext:value-type="float">
            <text:p>10653</text:p>
          </table:table-cell>
          <table:table-cell office:value-type="float" office:value="9034" calcext:value-type="float">
            <text:p>9034</text:p>
          </table:table-cell>
          <table:table-cell office:value-type="float" office:value="11109" calcext:value-type="float">
            <text:p>11109</text:p>
          </table:table-cell>
          <table:table-cell office:value-type="float" office:value="9626" calcext:value-type="float">
            <text:p>9626</text:p>
          </table:table-cell>
          <table:table-cell office:value-type="float" office:value="9074" calcext:value-type="float">
            <text:p>9074</text:p>
          </table:table-cell>
          <table:table-cell office:value-type="float" office:value="11089" calcext:value-type="float">
            <text:p>11089</text:p>
          </table:table-cell>
          <table:table-cell office:value-type="float" office:value="9044" calcext:value-type="float">
            <text:p>9044</text:p>
          </table:table-cell>
          <table:table-cell office:value-type="float" office:value="8899" calcext:value-type="float">
            <text:p>8899</text:p>
          </table:table-cell>
          <table:table-cell office:value-type="float" office:value="9382" calcext:value-type="float">
            <text:p>9382</text:p>
          </table:table-cell>
          <table:table-cell office:value-type="float" office:value="12467" calcext:value-type="float">
            <text:p>12467</text:p>
          </table:table-cell>
          <table:table-cell office:value-type="float" office:value="9717" calcext:value-type="float">
            <text:p>9717</text:p>
          </table:table-cell>
          <table:table-cell table:style-name="ce2" table:formula="of:=AVERAGE([.C48:.L48])" office:value-type="float" office:value="9944.1" calcext:value-type="float">
            <text:p>9944,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3 (leng.ASM-body while 4i) :</text:p>
          </table:table-cell>
          <table:table-cell office:value-type="float" office:value="10196" calcext:value-type="float">
            <text:p>10196</text:p>
          </table:table-cell>
          <table:table-cell office:value-type="float" office:value="11054" calcext:value-type="float">
            <text:p>11054</text:p>
          </table:table-cell>
          <table:table-cell office:value-type="float" office:value="10668" calcext:value-type="float">
            <text:p>10668</text:p>
          </table:table-cell>
          <table:table-cell office:value-type="float" office:value="10177" calcext:value-type="float">
            <text:p>10177</text:p>
          </table:table-cell>
          <table:table-cell office:value-type="float" office:value="10470" calcext:value-type="float">
            <text:p>10470</text:p>
          </table:table-cell>
          <table:table-cell office:value-type="float" office:value="10274" calcext:value-type="float">
            <text:p>10274</text:p>
          </table:table-cell>
          <table:table-cell office:value-type="float" office:value="10350" calcext:value-type="float">
            <text:p>10350</text:p>
          </table:table-cell>
          <table:table-cell office:value-type="float" office:value="10523" calcext:value-type="float">
            <text:p>10523</text:p>
          </table:table-cell>
          <table:table-cell office:value-type="float" office:value="10597" calcext:value-type="float">
            <text:p>10597</text:p>
          </table:table-cell>
          <table:table-cell office:value-type="float" office:value="10555" calcext:value-type="float">
            <text:p>10555</text:p>
          </table:table-cell>
          <table:table-cell office:value-type="float" office:value="10146" calcext:value-type="float">
            <text:p>10146</text:p>
          </table:table-cell>
          <table:table-cell table:style-name="ce2" table:formula="of:=AVERAGE([.C49:.L49])" office:value-type="float" office:value="10481.4" calcext:value-type="float">
            <text:p>10481,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4 (leng.ASM-body while 3i) :</text:p>
          </table:table-cell>
          <table:table-cell office:value-type="float" office:value="10000" calcext:value-type="float">
            <text:p>10000</text:p>
          </table:table-cell>
          <table:table-cell office:value-type="float" office:value="10941" calcext:value-type="float">
            <text:p>10941</text:p>
          </table:table-cell>
          <table:table-cell office:value-type="float" office:value="9839" calcext:value-type="float">
            <text:p>9839</text:p>
          </table:table-cell>
          <table:table-cell office:value-type="float" office:value="9430" calcext:value-type="float">
            <text:p>9430</text:p>
          </table:table-cell>
          <table:table-cell office:value-type="float" office:value="10082" calcext:value-type="float">
            <text:p>10082</text:p>
          </table:table-cell>
          <table:table-cell office:value-type="float" office:value="9675" calcext:value-type="float">
            <text:p>9675</text:p>
          </table:table-cell>
          <table:table-cell office:value-type="float" office:value="9838" calcext:value-type="float">
            <text:p>9838</text:p>
          </table:table-cell>
          <table:table-cell office:value-type="float" office:value="9561" calcext:value-type="float">
            <text:p>9561</text:p>
          </table:table-cell>
          <table:table-cell office:value-type="float" office:value="9880" calcext:value-type="float">
            <text:p>9880</text:p>
          </table:table-cell>
          <table:table-cell office:value-type="float" office:value="9450" calcext:value-type="float">
            <text:p>9450</text:p>
          </table:table-cell>
          <table:table-cell office:value-type="float" office:value="9821" calcext:value-type="float">
            <text:p>9821</text:p>
          </table:table-cell>
          <table:table-cell table:style-name="ce2" table:formula="of:=AVERAGE([.C50:.L50])" office:value-type="float" office:value="9851.7" calcext:value-type="float">
            <text:p>9851,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4969" calcext:value-type="float">
            <text:p>4969</text:p>
          </table:table-cell>
          <table:table-cell office:value-type="float" office:value="6415" calcext:value-type="float">
            <text:p>6415</text:p>
          </table:table-cell>
          <table:table-cell office:value-type="float" office:value="5007" calcext:value-type="float">
            <text:p>5007</text:p>
          </table:table-cell>
          <table:table-cell office:value-type="float" office:value="5097" calcext:value-type="float">
            <text:p>5097</text:p>
          </table:table-cell>
          <table:table-cell office:value-type="float" office:value="4934" calcext:value-type="float">
            <text:p>4934</text:p>
          </table:table-cell>
          <table:table-cell office:value-type="float" office:value="5172" calcext:value-type="float">
            <text:p>5172</text:p>
          </table:table-cell>
          <table:table-cell office:value-type="float" office:value="6414" calcext:value-type="float">
            <text:p>6414</text:p>
          </table:table-cell>
          <table:table-cell office:value-type="float" office:value="5200" calcext:value-type="float">
            <text:p>5200</text:p>
          </table:table-cell>
          <table:table-cell office:value-type="float" office:value="5000" calcext:value-type="float">
            <text:p>5000</text:p>
          </table:table-cell>
          <table:table-cell office:value-type="float" office:value="5222" calcext:value-type="float">
            <text:p>5222</text:p>
          </table:table-cell>
          <table:table-cell office:value-type="float" office:value="5447" calcext:value-type="float">
            <text:p>5447</text:p>
          </table:table-cell>
          <table:table-cell table:style-name="ce2" table:formula="of:=AVERAGE([.C51:.L51])" office:value-type="float" office:value="5390.8" calcext:value-type="float">
            <text:p>5390,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6 (Wikipedia- naive - <text:s/>32b) :</text:p>
          </table:table-cell>
          <table:table-cell office:value-type="float" office:value="2409" calcext:value-type="float">
            <text:p>2409</text:p>
          </table:table-cell>
          <table:table-cell office:value-type="float" office:value="3052" calcext:value-type="float">
            <text:p>3052</text:p>
          </table:table-cell>
          <table:table-cell office:value-type="float" office:value="2316" calcext:value-type="float">
            <text:p>2316</text:p>
          </table:table-cell>
          <table:table-cell office:value-type="float" office:value="2634" calcext:value-type="float">
            <text:p>2634</text:p>
          </table:table-cell>
          <table:table-cell office:value-type="float" office:value="2361" calcext:value-type="float">
            <text:p>2361</text:p>
          </table:table-cell>
          <table:table-cell office:value-type="float" office:value="2344" calcext:value-type="float">
            <text:p>2344</text:p>
          </table:table-cell>
          <table:table-cell office:value-type="float" office:value="2492" calcext:value-type="float">
            <text:p>2492</text:p>
          </table:table-cell>
          <table:table-cell office:value-type="float" office:value="2529" calcext:value-type="float">
            <text:p>2529</text:p>
          </table:table-cell>
          <table:table-cell office:value-type="float" office:value="2297" calcext:value-type="float">
            <text:p>2297</text:p>
          </table:table-cell>
          <table:table-cell office:value-type="float" office:value="2535" calcext:value-type="float">
            <text:p>2535</text:p>
          </table:table-cell>
          <table:table-cell office:value-type="float" office:value="2317" calcext:value-type="float">
            <text:p>2317</text:p>
          </table:table-cell>
          <table:table-cell table:style-name="ce2" table:formula="of:=AVERAGE([.C52:.L52])" office:value-type="float" office:value="2487.7" calcext:value-type="float">
            <text:p>2487,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7 (Wikipedia- naive – 128b):</text:p>
          </table:table-cell>
          <table:table-cell office:value-type="float" office:value="1448" calcext:value-type="float">
            <text:p>1448</text:p>
          </table:table-cell>
          <table:table-cell office:value-type="float" office:value="1734" calcext:value-type="float">
            <text:p>1734</text:p>
          </table:table-cell>
          <table:table-cell office:value-type="float" office:value="1485" calcext:value-type="float">
            <text:p>1485</text:p>
          </table:table-cell>
          <table:table-cell office:value-type="float" office:value="1392" calcext:value-type="float">
            <text:p>1392</text:p>
          </table:table-cell>
          <table:table-cell office:value-type="float" office:value="1334" calcext:value-type="float">
            <text:p>1334</text:p>
          </table:table-cell>
          <table:table-cell office:value-type="float" office:value="1406" calcext:value-type="float">
            <text:p>1406</text:p>
          </table:table-cell>
          <table:table-cell office:value-type="float" office:value="1572" calcext:value-type="float">
            <text:p>1572</text:p>
          </table:table-cell>
          <table:table-cell office:value-type="float" office:value="1516" calcext:value-type="float">
            <text:p>1516</text:p>
          </table:table-cell>
          <table:table-cell office:value-type="float" office:value="1297" calcext:value-type="float">
            <text:p>1297</text:p>
          </table:table-cell>
          <table:table-cell office:value-type="float" office:value="1423" calcext:value-type="float">
            <text:p>1423</text:p>
          </table:table-cell>
          <table:table-cell office:value-type="float" office:value="1363" calcext:value-type="float">
            <text:p>1363</text:p>
          </table:table-cell>
          <table:table-cell table:style-name="ce2" table:formula="of:=AVERAGE([.C53:.L53])" office:value-type="float" office:value="1452.2" calcext:value-type="float">
            <text:p>1452,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8 (asm SSE3 – pshufb 128b):</text:p>
          </table:table-cell>
          <table:table-cell office:value-type="float" office:value="466" calcext:value-type="float">
            <text:p>466</text:p>
          </table:table-cell>
          <table:table-cell office:value-type="float" office:value="549" calcext:value-type="float">
            <text:p>549</text:p>
          </table:table-cell>
          <table:table-cell office:value-type="float" office:value="442" calcext:value-type="float">
            <text:p>442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float" office:value="533" calcext:value-type="float">
            <text:p>533</text:p>
          </table:table-cell>
          <table:table-cell office:value-type="float" office:value="406" calcext:value-type="float">
            <text:p>406</text:p>
          </table:table-cell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office:value-type="float" office:value="396" calcext:value-type="float">
            <text:p>396</text:p>
          </table:table-cell>
          <table:table-cell table:style-name="ce2" table:formula="of:=AVERAGE([.C54:.L54])" office:value-type="float" office:value="448.7" calcext:value-type="float">
            <text:p>448,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9 (asm SSE4 – popcount 32b):</text:p>
          </table:table-cell>
          <table:table-cell office:value-type="float" office:value="499" calcext:value-type="float">
            <text:p>499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461" calcext:value-type="float">
            <text:p>461</text:p>
          </table:table-cell>
          <table:table-cell office:value-type="float" office:value="449" calcext:value-type="float">
            <text:p>449</text:p>
          </table:table-cell>
          <table:table-cell office:value-type="float" office:value="505" calcext:value-type="float">
            <text:p>505</text:p>
          </table:table-cell>
          <table:table-cell office:value-type="float" office:value="627" calcext:value-type="float">
            <text:p>627</text:p>
          </table:table-cell>
          <table:table-cell office:value-type="float" office:value="516" calcext:value-type="float">
            <text:p>516</text:p>
          </table:table-cell>
          <table:table-cell office:value-type="float" office:value="451" calcext:value-type="float">
            <text:p>451</text:p>
          </table:table-cell>
          <table:table-cell office:value-type="float" office:value="457" calcext:value-type="float">
            <text:p>457</text:p>
          </table:table-cell>
          <table:table-cell office:value-type="float" office:value="484" calcext:value-type="float">
            <text:p>484</text:p>
          </table:table-cell>
          <table:table-cell table:style-name="ce2" table:formula="of:=AVERAGE([.C55:.L55])" office:value-type="float" office:value="500.3" calcext:value-type="float">
            <text:p>500,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count10(asm SSE4 – popcount 128b):</text:p>
          </table:table-cell>
          <table:table-cell office:value-type="float" office:value="349" calcext:value-type="float">
            <text:p>349</text:p>
          </table:table-cell>
          <table:table-cell office:value-type="float" office:value="654" calcext:value-type="float">
            <text:p>654</text:p>
          </table:table-cell>
          <table:table-cell office:value-type="float" office:value="327" calcext:value-type="float">
            <text:p>327</text:p>
          </table:table-cell>
          <table:table-cell office:value-type="float" office:value="370" calcext:value-type="float">
            <text:p>370</text:p>
          </table:table-cell>
          <table:table-cell office:value-type="float" office:value="492" calcext:value-type="float">
            <text:p>492</text:p>
          </table:table-cell>
          <table:table-cell office:value-type="float" office:value="342" calcext:value-type="float">
            <text:p>342</text:p>
          </table:table-cell>
          <table:table-cell office:value-type="float" office:value="399" calcext:value-type="float">
            <text:p>399</text:p>
          </table:table-cell>
          <table:table-cell office:value-type="float" office:value="328" calcext:value-type="float">
            <text:p>328</text:p>
          </table:table-cell>
          <table:table-cell office:value-type="float" office:value="319" calcext:value-type="float">
            <text:p>319</text:p>
          </table:table-cell>
          <table:table-cell office:value-type="float" office:value="360" calcext:value-type="float">
            <text:p>360</text:p>
          </table:table-cell>
          <table:table-cell office:value-type="float" office:value="328" calcext:value-type="float">
            <text:p>328</text:p>
          </table:table-cell>
          <table:table-cell table:style-name="ce2" table:formula="of:=AVERAGE([.C56:.L56])" office:value-type="float" office:value="391.9" calcext:value-type="float">
            <text:p>391,9</text:p>
          </table:table-cell>
          <table:table-cell table:number-columns-repeated="7"/>
        </table:table-row>
        <table:table-row table:style-name="ro1" table:number-rows-repeated="26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roid Sans Fallback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20:03:32.800151719</meta:creation-date>
    <dc:date>2018-11-04T20:56:34.300286358</dc:date>
    <meta:editing-duration>PT29M41S</meta:editing-duration>
    <meta:editing-cycles>3</meta:editing-cycles>
    <meta:generator>LibreOffice/6.1.2.1$Linux_X86_64 LibreOffice_project/10$Build-1</meta:generator>
    <meta:document-statistic meta:table-count="1" meta:cell-count="6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-color="#ff95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4b1f6f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aecf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314004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ffd32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616cm" svg:height="11.13cm" xlink:href=".." xlink:type="simple" chart:class="chart:bar" chart:row-mapping="9 8 7 6 5 4 3 2 1 0" chart:style-name="ch1">
        <chart:legend chart:legend-position="end" svg:x="14.829cm" svg:y="3.025cm" style:legend-expansion="high" chart:style-name="ch2"/>
        <chart:plot-area chart:style-name="ch3" table:cell-range-address="Hoja1.P1:Hoja1.T11" chart:data-source-has-labels="both" svg:x="0.332cm" svg:y="0.222cm" svg:width="14.165cm" svg:height="10.68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509cm" svg:y="0.311cm" svg:width="12.988cm" svg:height="9.86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1.Q1:Hoja1.T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Hoja1.Q11:Hoja1.T11" chart:label-cell-address="Hoja1.P11:Hoja1.P11" chart:class="chart:bar">
            <chart:data-point chart:repeated="4"/>
          </chart:series>
          <chart:series chart:style-name="ch8" chart:values-cell-range-address="Hoja1.Q10:Hoja1.T10" chart:label-cell-address="Hoja1.P10:Hoja1.P10" chart:class="chart:bar">
            <chart:data-point chart:repeated="4"/>
          </chart:series>
          <chart:series chart:style-name="ch9" chart:values-cell-range-address="Hoja1.Q9:Hoja1.T9" chart:label-cell-address="Hoja1.P9:Hoja1.P9" chart:class="chart:bar">
            <chart:data-point chart:repeated="4"/>
          </chart:series>
          <chart:series chart:style-name="ch10" chart:values-cell-range-address="Hoja1.Q8:Hoja1.T8" chart:label-cell-address="Hoja1.P8:Hoja1.P8" chart:class="chart:bar">
            <chart:data-point chart:repeated="4"/>
          </chart:series>
          <chart:series chart:style-name="ch11" chart:values-cell-range-address="Hoja1.Q7:Hoja1.T7" chart:label-cell-address="Hoja1.P7:Hoja1.P7" chart:class="chart:bar">
            <chart:data-point chart:repeated="4"/>
          </chart:series>
          <chart:series chart:style-name="ch12" chart:values-cell-range-address="Hoja1.Q6:Hoja1.T6" chart:label-cell-address="Hoja1.P6:Hoja1.P6" chart:class="chart:bar">
            <chart:data-point chart:repeated="4"/>
          </chart:series>
          <chart:series chart:style-name="ch13" chart:values-cell-range-address="Hoja1.Q5:Hoja1.T5" chart:label-cell-address="Hoja1.P5:Hoja1.P5" chart:class="chart:bar">
            <chart:data-point chart:repeated="4"/>
          </chart:series>
          <chart:series chart:style-name="ch14" chart:values-cell-range-address="Hoja1.Q4:Hoja1.T4" chart:label-cell-address="Hoja1.P4:Hoja1.P4" chart:class="chart:bar">
            <chart:data-point chart:repeated="4"/>
          </chart:series>
          <chart:series chart:style-name="ch15" chart:values-cell-range-address="Hoja1.Q3:Hoja1.T3" chart:label-cell-address="Hoja1.P3:Hoja1.P3" chart:class="chart:bar">
            <chart:data-point chart:repeated="4"/>
          </chart:series>
          <chart:series chart:style-name="ch16" chart:values-cell-range-address="Hoja1.Q2:Hoja1.T2" chart:label-cell-address="Hoja1.P2:Hoja1.P2" chart:class="chart:ba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Hoja1.Q1:Hoja1.T1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Hoja1.P11:Hoja1.P11</svg:desc>
                </draw:g>
              </table:table-cell>
              <table:table-cell office:value-type="float" office:value="880.3">
                <text:p>880.3</text:p>
                <draw:g>
                  <svg:desc>Hoja1.Q11:Hoja1.T11</svg:desc>
                </draw:g>
              </table:table-cell>
              <table:table-cell office:value-type="float" office:value="317">
                <text:p>317</text:p>
              </table:table-cell>
              <table:table-cell office:value-type="float" office:value="360.8">
                <text:p>360.8</text:p>
              </table:table-cell>
              <table:table-cell office:value-type="float" office:value="391.9">
                <text:p>391.9</text:p>
              </table:table-cell>
            </table:table-row>
            <table:table-row>
              <table:table-cell office:value-type="string">
                <text:p>pcnt9</text:p>
                <draw:g>
                  <svg:desc>Hoja1.P10:Hoja1.P10</svg:desc>
                </draw:g>
              </table:table-cell>
              <table:table-cell office:value-type="float" office:value="2805.8">
                <text:p>2805.8</text:p>
                <draw:g>
                  <svg:desc>Hoja1.Q10:Hoja1.T10</svg:desc>
                </draw:g>
              </table:table-cell>
              <table:table-cell office:value-type="float" office:value="480">
                <text:p>480</text:p>
              </table:table-cell>
              <table:table-cell office:value-type="float" office:value="509.6">
                <text:p>509.6</text:p>
              </table:table-cell>
              <table:table-cell office:value-type="float" office:value="500.3">
                <text:p>500.3</text:p>
              </table:table-cell>
            </table:table-row>
            <table:table-row>
              <table:table-cell office:value-type="string">
                <text:p>pcnt8</text:p>
                <draw:g>
                  <svg:desc>Hoja1.P9:Hoja1.P9</svg:desc>
                </draw:g>
              </table:table-cell>
              <table:table-cell office:value-type="float" office:value="899.2">
                <text:p>899.2</text:p>
                <draw:g>
                  <svg:desc>Hoja1.Q9:Hoja1.T9</svg:desc>
                </draw:g>
              </table:table-cell>
              <table:table-cell office:value-type="float" office:value="412.5">
                <text:p>412.5</text:p>
              </table:table-cell>
              <table:table-cell office:value-type="float" office:value="426.8">
                <text:p>426.8</text:p>
              </table:table-cell>
              <table:table-cell office:value-type="float" office:value="448.7">
                <text:p>448.7</text:p>
              </table:table-cell>
            </table:table-row>
            <table:table-row>
              <table:table-cell office:value-type="string">
                <text:p>pcnt7</text:p>
                <draw:g>
                  <svg:desc>Hoja1.P8:Hoja1.P8</svg:desc>
                </draw:g>
              </table:table-cell>
              <table:table-cell office:value-type="float" office:value="4766.6">
                <text:p>4766.6</text:p>
                <draw:g>
                  <svg:desc>Hoja1.Q8:Hoja1.T8</svg:desc>
                </draw:g>
              </table:table-cell>
              <table:table-cell office:value-type="float" office:value="1609.7">
                <text:p>1609.7</text:p>
              </table:table-cell>
              <table:table-cell office:value-type="float" office:value="1465.1">
                <text:p>1465.1</text:p>
              </table:table-cell>
              <table:table-cell office:value-type="float" office:value="1452.2">
                <text:p>1452.2</text:p>
              </table:table-cell>
            </table:table-row>
            <table:table-row>
              <table:table-cell office:value-type="string">
                <text:p>pcnt6</text:p>
                <draw:g>
                  <svg:desc>Hoja1.P7:Hoja1.P7</svg:desc>
                </draw:g>
              </table:table-cell>
              <table:table-cell office:value-type="float" office:value="8988.7">
                <text:p>8988.7</text:p>
                <draw:g>
                  <svg:desc>Hoja1.Q7:Hoja1.T7</svg:desc>
                </draw:g>
              </table:table-cell>
              <table:table-cell office:value-type="float" office:value="2608.6">
                <text:p>2608.6</text:p>
              </table:table-cell>
              <table:table-cell office:value-type="float" office:value="2712.4">
                <text:p>2712.4</text:p>
              </table:table-cell>
              <table:table-cell office:value-type="float" office:value="2487.7">
                <text:p>2487.7</text:p>
              </table:table-cell>
            </table:table-row>
            <table:table-row>
              <table:table-cell office:value-type="string">
                <text:p>pcnt5</text:p>
                <draw:g>
                  <svg:desc>Hoja1.P6:Hoja1.P6</svg:desc>
                </draw:g>
              </table:table-cell>
              <table:table-cell office:value-type="float" office:value="19155">
                <text:p>19155</text:p>
                <draw:g>
                  <svg:desc>Hoja1.Q6:Hoja1.T6</svg:desc>
                </draw:g>
              </table:table-cell>
              <table:table-cell office:value-type="float" office:value="5987.5">
                <text:p>5987.5</text:p>
              </table:table-cell>
              <table:table-cell office:value-type="float" office:value="5120">
                <text:p>5120</text:p>
              </table:table-cell>
              <table:table-cell office:value-type="float" office:value="5390.8">
                <text:p>5390.8</text:p>
              </table:table-cell>
            </table:table-row>
            <table:table-row>
              <table:table-cell office:value-type="string">
                <text:p>pcnt4</text:p>
                <draw:g>
                  <svg:desc>Hoja1.P5:Hoja1.P5</svg:desc>
                </draw:g>
              </table:table-cell>
              <table:table-cell office:value-type="float" office:value="10736.4">
                <text:p>10736.4</text:p>
                <draw:g>
                  <svg:desc>Hoja1.Q5:Hoja1.T5</svg:desc>
                </draw:g>
              </table:table-cell>
              <table:table-cell office:value-type="float" office:value="9874">
                <text:p>9874</text:p>
              </table:table-cell>
              <table:table-cell office:value-type="float" office:value="9901.7">
                <text:p>9901.7</text:p>
              </table:table-cell>
              <table:table-cell office:value-type="float" office:value="9851.7">
                <text:p>9851.7</text:p>
              </table:table-cell>
            </table:table-row>
            <table:table-row>
              <table:table-cell office:value-type="string">
                <text:p>pcnt3</text:p>
                <draw:g>
                  <svg:desc>Hoja1.P4:Hoja1.P4</svg:desc>
                </draw:g>
              </table:table-cell>
              <table:table-cell office:value-type="float" office:value="11367.6">
                <text:p>11367.6</text:p>
                <draw:g>
                  <svg:desc>Hoja1.Q4:Hoja1.T4</svg:desc>
                </draw:g>
              </table:table-cell>
              <table:table-cell office:value-type="float" office:value="10081.8">
                <text:p>10081.8</text:p>
              </table:table-cell>
              <table:table-cell office:value-type="float" office:value="12876.1">
                <text:p>12876.1</text:p>
              </table:table-cell>
              <table:table-cell office:value-type="float" office:value="10481.4">
                <text:p>10481.4</text:p>
              </table:table-cell>
            </table:table-row>
            <table:table-row>
              <table:table-cell office:value-type="string">
                <text:p>pcnt2</text:p>
                <draw:g>
                  <svg:desc>Hoja1.P3:Hoja1.P3</svg:desc>
                </draw:g>
              </table:table-cell>
              <table:table-cell office:value-type="float" office:value="54710.8">
                <text:p>54710.8</text:p>
                <draw:g>
                  <svg:desc>Hoja1.Q3:Hoja1.T3</svg:desc>
                </draw:g>
              </table:table-cell>
              <table:table-cell office:value-type="float" office:value="13131.1">
                <text:p>13131.1</text:p>
              </table:table-cell>
              <table:table-cell office:value-type="float" office:value="10468.6">
                <text:p>10468.6</text:p>
              </table:table-cell>
              <table:table-cell office:value-type="float" office:value="9944.1">
                <text:p>9944.1</text:p>
              </table:table-cell>
            </table:table-row>
            <table:table-row>
              <table:table-cell office:value-type="string">
                <text:p>pcnt1</text:p>
                <draw:g>
                  <svg:desc>Hoja1.P2:Hoja1.P2</svg:desc>
                </draw:g>
              </table:table-cell>
              <table:table-cell office:value-type="float" office:value="71708.5">
                <text:p>71708.5</text:p>
                <draw:g>
                  <svg:desc>Hoja1.Q2:Hoja1.T2</svg:desc>
                </draw:g>
              </table:table-cell>
              <table:table-cell office:value-type="float" office:value="21461.6">
                <text:p>21461.6</text:p>
              </table:table-cell>
              <table:table-cell office:value-type="float" office:value="21420.8">
                <text:p>21420.8</text:p>
              </table:table-cell>
              <table:table-cell office:value-type="float" office:value="15507.4">
                <text:p>15507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